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left="0in" fo:margin-right="0in" fo:margin-top="0in" fo:margin-bottom="0in" fo:line-height="100%" fo:text-indent="0.5in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3">
      <style:paragraph-properties fo:margin-top="0in" fo:margin-bottom="0in" fo:line-height="100%"/>
    </style:style>
    <style:style style:name="P5" style:family="paragraph" style:parent-style-name="List_20_Paragraph">
      <style:paragraph-properties fo:margin-left="0.5209in" fo:margin-right="0in" fo:margin-top="0in" fo:margin-bottom="0in" fo:line-height="100%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erformance Evaluation Process:</text:p>
      <text:list xml:id="list3803690781635660822" text:style-name="WWNum3">
        <text:list-item>
          <text:p text:style-name="P4">The performance evaluation shall be conducted by eUP Personnel to ensure that fair evaluation of all aspects is implemented. <text:s/>Team Leaders and Deputy Team Leaders will have to evaluate each team member and vice versa. Team members should also evaluate their co-team members.</text:p>
        </text:list-item>
      </text:list>
      <text:p text:style-name="P5"/>
      <text:list xml:id="list22597314" text:continue-numbering="true" text:style-name="WWNum3">
        <text:list-item>
          <text:p text:style-name="P4"><text:s/>Team Leaders and Deputy Team Leaders, will also be evaluated by other Team Leaders and Deputy Team Leaders.</text:p>
        </text:list-item>
      </text:list>
      <text:p text:style-name="P5"/>
      <text:list xml:id="list22586430" text:continue-numbering="true" text:style-name="WWNum3">
        <text:list-item>
          <text:p text:style-name="P4">All Team Leaders, Deputy Team Leaders and Personnel will be evaluated by the Director.</text:p>
        </text:list-item>
      </text:list>
      <text:p text:style-name="P1"/>
      <text:list xml:id="list22601872" text:continue-numbering="true" text:style-name="WWNum3">
        <text:list-item>
          <text:p text:style-name="P4">Personnel will be evaluated by their Team Leaders and the Director. </text:p>
        </text:list-item>
      </text:list>
      <text:p text:style-name="List_20_Paragraph"/>
      <text:list xml:id="list22591929" text:continue-numbering="true" text:style-name="WWNum3">
        <text:list-item>
          <text:p text:style-name="P4">Training and Admin Team, IT Operations and Help Desk Officers will also be evaluated by the Director and all Personnel.</text:p>
        </text:list-item>
      </text:list>
      <text:p text:style-name="P1"/>
      <text:list xml:id="list22574742" text:continue-numbering="true" text:style-name="WWNum3">
        <text:list-item>
          <text:p text:style-name="P4">Upon completion of the Personnel Evaluation Form, the HR shall collect, review, and make a report about the performance of each personnel, and discuss the result to each personnel.</text:p>
        </text:list-item>
      </text:list>
      <text:p text:style-name="List_20_Paragraph"/>
      <text:list xml:id="list22597347" text:continue-numbering="true" text:style-name="WWNum3">
        <text:list-item>
          <text:p text:style-name="P4">The Criteria for the Performance Evaluation will be as follows:</text:p>
        </text:list-item>
      </text:list>
      <text:p text:style-name="P1"/>
      <text:p text:style-name="List_20_Paragraph">For Individual:</text:p>
      <text:p text:style-name="List_20_Paragraph">Self – 20% <text:s/>– – <text:s/>sarili mo</text:p>
      <text:p text:style-name="List_20_Paragraph">Peer (Per team) -20% – – <text:s/>ka team member</text:p>
      <text:p text:style-name="List_20_Paragraph">Team Leader/Dep Team Leader -30%</text:p>
      <text:p text:style-name="List_20_Paragraph">Director - 40%</text:p>
      <text:p text:style-name="P1"><text:tab/>For Team Leader:</text:p>
      <text:p text:style-name="P2">Result of evaluation of Members – 10%</text:p>
      <text:p text:style-name="P2">Director- 40%</text:p>
      <text:p text:style-name="P2">Team Leaders/ Dep Team Leaders – 30%</text:p>
      <text:p text:style-name="P2">Team Members – 20%</text:p>
      <text:p text:style-name="P2"/>
      <text:p text:style-name="P2">Output Average Score will be:</text:p>
      <text:p text:style-name="P2">Performance Rating:</text:p>
      <text:p text:style-name="P2">4.5-5.0 <text:s/>= Outstanding</text:p>
      <text:p text:style-name="P2">3.5-4.4 <text:s/>= Very Satisfactory</text:p>
      <text:p text:style-name="P2">2.5-3.4 <text:s/>= Satisfactory </text:p>
      <text:p text:style-name="P2">1.5-2.4 <text:s/>=Needs Improvement</text:p>
      <text:p text:style-name="P2">0-1.4 <text:s text:c="3"/>= Poor </text:p>
      <text:p text:style-name="P2"/>
      <text:p text:style-name="P2"/>
      <text:p text:style-name="P1"><text:soft-page-break/></text:p>
      <text:p text:style-name="P1"/>
      <text:p text:style-name="P1"/>
      <text:p text:style-name="P1">Please read the critical job element definitions prior to conducting the evaluation. These job elements are rated from 1-5:</text:p>
      <text:p text:style-name="P1"/>
      <text:p text:style-name="P1">Poor (1) – Rarely exhibits the quality. A personnel barely performs job expectations due to unwillingness or is not fit for the job. <text:s/>Characteristics may be:</text:p>
      <text:p text:style-name="P1">•<text:tab/>Insubordination</text:p>
      <text:p text:style-name="P1">•<text:tab/>Negligence or carelessness </text:p>
      <text:p text:style-name="P1">•<text:tab/>Misuses and wastes company resources and time</text:p>
      <text:p text:style-name="P1">•<text:tab/>Loafs around</text:p>
      <text:p text:style-name="P1">•<text:tab/>Requires constant supervision and monitoring</text:p>
      <text:p text:style-name="P1">•<text:tab/>Cannot perform basic job requirements</text:p>
      <text:p text:style-name="P1">•<text:tab/>Unwilling to appropriately respond to job situations </text:p>
      <text:p text:style-name="P1">•<text:tab/>Intentionally and habitually tardy, slow and fails to report absences</text:p>
      <text:p text:style-name="P1">•<text:tab/>Avoids responsibility and accountability.</text:p>
      <text:p text:style-name="P1"/>
      <text:p text:style-name="P1">Needs Improvement (2) – Sometimes exhibits the quality. Personnel meet job expectations but do not perform well in unfamiliar situations. <text:s/>A personnel may be willing to improve but will require close mentoring to reach satisfactory level. <text:s text:c="2"/>Characteristics may be:</text:p>
      <text:p text:style-name="P1">•<text:tab/>Performance is inconsistent </text:p>
      <text:p text:style-name="P1">•<text:tab/>Rarely gives a satisfactory performance in unusual situations or conditions and is always hesitant to act on them</text:p>
      <text:p text:style-name="P1">•<text:tab/>Avoids responsibility and accountability</text:p>
      <text:p text:style-name="P1">•<text:tab/>Requires significant monitoring</text:p>
      <text:p text:style-name="P1">•<text:tab/>Cannot provide solutions beyond what is given</text:p>
      <text:p text:style-name="P1">•<text:tab/>Office conduct could do with some improvement</text:p>
      <text:p text:style-name="P1"/>
      <text:p text:style-name="P1">Satisfactory (3) – Generally exhibits the quality. <text:s/>A personnel does not require close monitoring for him to fulfill his job. Characteristics may be: <text:s/></text:p>
      <text:p text:style-name="P1">•<text:tab/>Produces quality of work to meet and occasionally exceeds job expectations.</text:p>
      <text:p text:style-name="P1">•<text:tab/>Able to communicate effectively regarding regular matters</text:p>
      <text:p text:style-name="P1">•<text:tab/>Accepts constructive criticism </text:p>
      <text:p text:style-name="P1">•<text:tab/>Continuously tries to improve work performance </text:p>
      <text:p text:style-name="P1">•<text:tab/>Occasionally contributes new ideas and is also open to the ideas of others </text:p>
      <text:p text:style-name="P1">•<text:tab/>Adheres to time and attendance rules</text:p>
      <text:p text:style-name="P1">•<text:tab/>Retains lessons learned from unfamiliar situations but will still need guidance when a different situation arises</text:p>
      <text:p text:style-name="P1"/>
      <text:p text:style-name="P1">Very Satisfactory (4) – Exhibits the quality. A personnel at this level exhibits all the characteristics of an average personnel but on a more dependable degree. Characteristics may be:</text:p>
      <text:p text:style-name="P1">•<text:tab/>Designs new techniques as requested, considering the concerns and suggestions of others </text:p>
      <text:p text:style-name="P1">•<text:tab/>Voluntarily suggests improvement on policies and procedures </text:p>
      <text:p text:style-name="P1">•<text:tab/>Can multitask with favorable results</text:p>
      <text:p text:style-name="P1">•<text:tab/>Can gather data and present them in a comprehensive manner</text:p>
      <text:p text:style-name="P1">•<text:tab/>Communicates effectively and is able to express himself concisely </text:p>
      <text:p text:style-name="P1">•<text:tab/>Occasionally exhibits leadership qualities</text:p>
      <text:p text:style-name="P1">•<text:tab/>Other personnel regularly consult him on matters regarding his field </text:p>
      <text:p text:style-name="P1"><text:soft-page-break/></text:p>
      <text:p text:style-name="P1">Outstanding (5) – Always exhibits the quality. A personnel at this level works with little or no supervision at all. Consistently exceeds expectations. Characteristics may be:</text:p>
      <text:p text:style-name="P1">•<text:tab/>Delights customers always</text:p>
      <text:p text:style-name="P1">•<text:tab/>Is an expert in his field</text:p>
      <text:p text:style-name="P1">•<text:tab/>Often suggests new policies and procedures </text:p>
      <text:p text:style-name="P1">•<text:tab/>Can multitask under heavy pressure with consistent favorable results</text:p>
      <text:p text:style-name="P1">•<text:tab/>Helps facilitate change in a positive manner with long-term results</text:p>
      <text:p text:style-name="P1">•<text:tab/>Communicates effectively with various personalities and fosters communication among people inside and outside the organization</text:p>
      <text:p text:style-name="P1">•<text:tab/>Is able to gather pertinent data from the right sources and can produce reliable reports from various statistics and information. <text:s/>Able to interpret the data that can be used by the organization</text:p>
      <text:p text:style-name="P1">•<text:tab/>Exhibits leadership qualities</text:p>
      <text:p text:style-name="P1">•<text:tab/>Can mentor other personnel</text:p>
      <text:p text:style-name="P1"/>
      <text:p text:style-name="P1">Comments</text:p>
      <text:p text:style-name="P1"/>
      <text:p text:style-name="P1">Comments are non-quantitative ratings done by the rater that may confirm or help in the improvement of performance.</text:p>
      <text:p text:style-name="Standard"/>
      <text:p text:style-name="Standard"/>
      <text:p text:style-name="Standard">PLEASE PROVIDE COMMENTS TO SUPPORT THE RATING AND EVALU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Lucida Sans Unicode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209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209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209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209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209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209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209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209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20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pittc</meta:initial-creator>
    <meta:editing-cycles>2</meta:editing-cycles>
    <meta:print-date>2013-10-04T21:54:00</meta:print-date>
    <meta:creation-date>2013-10-11T00:36:00</meta:creation-date>
    <dc:date>2013-10-10T02:44:00.82</dc:date>
    <meta:editing-duration>PT1S</meta:editing-duration>
    <meta:generator>OpenOffice.org/3.4.1$Win32 OpenOffice.org_project/341m1$Build-9593</meta:generator>
    <meta:document-statistic meta:table-count="0" meta:image-count="0" meta:object-count="0" meta:page-count="3" meta:paragraph-count="72" meta:word-count="748" meta:character-count="476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